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>
      <style:paragraph-properties fo:margin-left="1in" fo:margin-right="0in" fo:text-indent="0in" style:auto-text-indent="false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P2" style:family="paragraph" style:parent-style-name="Standard">
      <style:text-properties fo:color="#c9211e" fo:font-weight="bold" style:font-weight-asian="bold" style:font-weight-complex="bold"/>
    </style:style>
    <style:style style:name="P3" style:family="paragraph" style:parent-style-name="Standard">
      <style:text-properties fo:color="#b2b2b2" style:font-name="Liberation Serif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4" style:family="paragraph" style:parent-style-name="Standard">
      <style:text-properties officeooo:rsid="002262a7" officeooo:paragraph-rsid="002262a7"/>
    </style:style>
    <style:style style:name="P5" style:family="paragraph" style:parent-style-name="List_20_Paragraph" style:list-style-name="WWNum1">
      <style:text-properties fo:color="#000000" officeooo:paragraph-rsid="001ba99d"/>
    </style:style>
    <style:style style:name="P6" style:family="paragraph" style:parent-style-name="List_20_Paragraph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000000" officeooo:paragraph-rsid="001ba99d" fo:hyphenate="false" fo:hyphenation-remain-char-count="2" fo:hyphenation-push-char-count="2" loext:hyphenation-no-caps="false"/>
    </style:style>
    <style:style style:name="P7" style:family="paragraph" style:parent-style-name="List_20_Paragraph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000000" style:font-name="Liberation Serif" fo:font-size="12pt" officeooo:paragraph-rsid="001ba99d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8" style:family="paragraph" style:parent-style-name="List_20_Paragraph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officeooo:paragraph-rsid="001ba99d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9" style:family="paragraph" style:parent-style-name="List_20_Paragraph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en" fo:country="US" officeooo:rsid="0013adeb" officeooo:paragraph-rsid="001ba99d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10" style:family="paragraph" style:parent-style-name="List_20_Paragraph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c9211e" style:font-name="Liberation Serif" fo:font-size="12pt" fo:language="en" fo:country="US" officeooo:rsid="0013adeb" officeooo:paragraph-rsid="001ba99d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11" style:family="paragraph" style:parent-style-name="Standard" style:master-page-name="Standard">
      <style:paragraph-properties style:page-number="auto"/>
      <style:text-properties fo:color="#b2b2b2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12" style:family="paragraph" style:parent-style-name="Standard">
      <style:text-properties fo:color="#b2b2b2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13" style:family="paragraph" style:parent-style-name="Standard" style:list-style-name="WWNum1">
      <style:text-properties fo:color="#000000" style:font-name="Liberation Serif" fo:font-size="12pt" officeooo:paragraph-rsid="001ba99d" style:letter-kerning="true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P14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999999" officeooo:paragraph-rsid="003b581d" fo:hyphenate="false" fo:hyphenation-remain-char-count="2" fo:hyphenation-push-char-count="2" loext:hyphenation-no-caps="false"/>
    </style:style>
    <style:style style:name="P15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999999" officeooo:paragraph-rsid="00330112" fo:hyphenate="false" fo:hyphenation-remain-char-count="2" fo:hyphenation-push-char-count="2" loext:hyphenation-no-caps="false"/>
    </style:style>
    <style:style style:name="P16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999999" style:font-name="Liberation Serif" fo:font-size="12pt" fo:language="en" fo:country="US" officeooo:rsid="0017ff91" officeooo:paragraph-rsid="00212912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17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999999" style:font-name="Liberation Serif" fo:font-size="12pt" fo:language="ru" fo:country="RU" fo:font-weight="bold" officeooo:rsid="001206b3" officeooo:paragraph-rsid="002ce054" style:letter-kerning="true" fo:background-color="transparent" style:font-name-asian="Noto Serif CJK SC" style:font-size-asian="12pt" style:language-asian="zh" style:country-asian="CN" style:font-weight-asian="bold" style:font-name-complex="Mangal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18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999999" style:font-name="Liberation Serif" fo:font-size="12pt" fo:language="ru" fo:country="RU" fo:font-weight="normal" officeooo:rsid="002d6dfe" officeooo:paragraph-rsid="002d6dfe" style:letter-kerning="true" fo:background-color="transparent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 fo:hyphenate="false" fo:hyphenation-remain-char-count="2" fo:hyphenation-push-char-count="2" loext:hyphenation-no-caps="false"/>
    </style:style>
    <style:style style:name="P19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999999" style:font-name="Liberation Serif" fo:font-size="12pt" fo:language="ru" fo:country="RU" fo:font-weight="normal" officeooo:rsid="002d6dfe" officeooo:paragraph-rsid="002efe45" style:letter-kerning="true" fo:background-color="transparent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 fo:hyphenate="false" fo:hyphenation-remain-char-count="2" fo:hyphenation-push-char-count="2" loext:hyphenation-no-caps="false"/>
    </style:style>
    <style:style style:name="P20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bold" officeooo:rsid="001206b3" officeooo:paragraph-rsid="003d2e0d" style:letter-kerning="true" fo:background-color="transparent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21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bold" officeooo:rsid="0017ff91" officeooo:paragraph-rsid="0028c890" style:letter-kerning="true" fo:background-color="transparent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22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bold" officeooo:rsid="001206b3" officeooo:paragraph-rsid="0028c890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23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28c890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24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19e613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25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3d2e0d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26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7ff91" officeooo:paragraph-rsid="0028c890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27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19e613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28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en" fo:country="US" officeooo:rsid="0017ff91" officeooo:paragraph-rsid="00212912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29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en" fo:country="US" officeooo:rsid="0017ff91" officeooo:paragraph-rsid="0017ff91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30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paragraph-rsid="0028c890" fo:hyphenate="false" fo:hyphenation-remain-char-count="2" fo:hyphenation-push-char-count="2" loext:hyphenation-no-caps="false"/>
    </style:style>
    <style:style style:name="P31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paragraph-rsid="0019e613" fo:hyphenate="false" fo:hyphenation-remain-char-count="2" fo:hyphenation-push-char-count="2" loext:hyphenation-no-caps="false"/>
    </style:style>
    <style:style style:name="P32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paragraph-rsid="00330112" fo:hyphenate="false" fo:hyphenation-remain-char-count="2" fo:hyphenation-push-char-count="2" loext:hyphenation-no-caps="false"/>
    </style:style>
    <style:style style:name="P33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rsid="0013adeb" officeooo:paragraph-rsid="0019e613" fo:background-color="transparent" fo:hyphenate="false" fo:hyphenation-remain-char-count="2" fo:hyphenation-push-char-count="2" loext:hyphenation-no-caps="false"/>
    </style:style>
    <style:style style:name="P34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b2b2b2" officeooo:paragraph-rsid="0027417f" fo:hyphenate="false" fo:hyphenation-remain-char-count="2" fo:hyphenation-push-char-count="2" loext:hyphenation-no-caps="false"/>
    </style:style>
    <style:style style:name="P35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b2b2b2" officeooo:paragraph-rsid="00212912" fo:hyphenate="false" fo:hyphenation-remain-char-count="2" fo:hyphenation-push-char-count="2" loext:hyphenation-no-caps="false"/>
    </style:style>
    <style:style style:name="P36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b2b2b2" officeooo:paragraph-rsid="003729db" fo:hyphenate="false" fo:hyphenation-remain-char-count="2" fo:hyphenation-push-char-count="2" loext:hyphenation-no-caps="false"/>
    </style:style>
    <style:style style:name="P37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b2b2b2" officeooo:paragraph-rsid="0035b9d7" fo:hyphenate="false" fo:hyphenation-remain-char-count="2" fo:hyphenation-push-char-count="2" loext:hyphenation-no-caps="false"/>
    </style:style>
    <style:style style:name="P38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b2b2b2" style:font-name="Liberation Serif" fo:font-size="12pt" fo:language="en" fo:country="US" officeooo:rsid="0017ff91" officeooo:paragraph-rsid="00212912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39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b2b2b2" style:font-name="Liberation Serif" fo:font-size="12pt" fo:language="en" fo:country="US" officeooo:rsid="00330112" officeooo:paragraph-rsid="00330112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40" style:family="paragraph" style:parent-style-name="Standard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b2b2b2" fo:font-weight="bold" officeooo:paragraph-rsid="0027417f" style:font-weight-asian="bold" style:font-weight-complex="bold" fo:hyphenate="false" fo:hyphenation-remain-char-count="2" fo:hyphenation-push-char-count="2" loext:hyphenation-no-caps="false"/>
    </style:style>
    <style:style style:name="P41" style:family="paragraph" style:parent-style-name="Standard" style:list-style-name="WWNum1" style:master-page-name="">
      <loext:graphic-properties draw:fill="none"/>
      <style:paragraph-properties fo:margin-left="0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officeooo:paragraph-rsid="002c1cc3" fo:hyphenate="false" fo:hyphenation-remain-char-count="2" fo:hyphenation-push-char-count="2" loext:hyphenation-no-caps="false"/>
    </style:style>
    <style:style style:name="P42" style:family="paragraph" style:parent-style-name="Standard" style:list-style-name="WWNum1">
      <loext:graphic-properties draw:fill="none"/>
      <style:paragraph-properties fo:margin-left="0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font-weight="normal" officeooo:paragraph-rsid="003c4e61" style:font-weight-asian="normal" style:font-weight-complex="normal" fo:hyphenate="false" fo:hyphenation-remain-char-count="2" fo:hyphenation-push-char-count="2" loext:hyphenation-no-caps="false"/>
    </style:style>
    <style:style style:name="T1" style:family="text">
      <style:text-properties style:use-window-font-color="true" style:font-name="Liberation Serif" fo:font-size="12pt" fo:language="ru" fo:country="RU" officeooo:rsid="002262a7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2" style:family="text">
      <style:text-properties style:use-window-font-color="true" style:font-name="Liberation Serif" fo:font-size="12pt" fo:language="ru" fo:country="RU" officeooo:rsid="002c1cc3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style:use-window-font-color="true" style:font-name="Liberation Serif" fo:font-size="12pt" fo:language="ru" fo:country="RU" officeooo:rsid="003c4e61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style:use-window-font-color="true" style:font-name="Liberation Serif" fo:font-size="12pt" fo:language="ru" fo:country="RU" fo:font-weight="bold" officeooo:rsid="002262a7" style:letter-kerning="true" fo:background-color="transparent" loext:char-shading-value="0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" style:family="text">
      <style:text-properties style:use-window-font-color="true" style:font-name="Liberation Serif" fo:font-size="12pt" fo:language="ru" fo:country="RU" fo:font-weight="bold" officeooo:rsid="003c4e61" style:letter-kerning="true" fo:background-color="transparent" loext:char-shading-value="0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" style:family="text">
      <style:text-properties style:use-window-font-color="true" officeooo:rsid="002262a7" style:font-name-complex="Lohit Devanagari" style:font-size-complex="12pt"/>
    </style:style>
    <style:style style:name="T7" style:family="text">
      <style:text-properties style:use-window-font-color="true" officeooo:rsid="002c1cc3" style:font-name-complex="Lohit Devanagari" style:font-size-complex="12pt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3adeb" fo:background-color="transparent" loext:char-shading-value="0"/>
    </style:style>
    <style:style style:name="T10" style:family="text">
      <style:text-properties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1" style:family="text">
      <style:text-properties fo:font-size="12pt" fo:language="ru" fo:country="RU" fo:font-weight="normal" officeooo:rsid="00368812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2" style:family="text">
      <style:text-properties style:font-name="Liberation Serif" fo:font-size="12pt" fo:language="ru" fo:country="RU" officeooo:rsid="0033011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3" style:family="text">
      <style:text-properties style:font-name="Liberation Serif" fo:font-size="12pt" fo:language="ru" fo:country="RU" officeooo:rsid="003b581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4" style:family="text">
      <style:text-properties style:font-name="Liberation Serif" fo:font-size="12pt" fo:language="ru" fo:country="RU" fo:font-weight="normal" officeooo:rsid="001161b6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5" style:family="text">
      <style:text-properties style:font-name="Liberation Serif" fo:font-size="12pt" fo:language="ru" fo:country="RU" fo:font-weight="normal" officeooo:rsid="0017ff91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6" style:family="text">
      <style:text-properties style:font-name="Liberation Serif" fo:font-size="12pt" fo:language="ru" fo:country="RU" fo:font-weight="normal" officeooo:rsid="0019e613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7" style:family="text">
      <style:text-properties style:font-name="Liberation Serif" fo:font-size="12pt" fo:language="ru" fo:country="RU" fo:font-weight="normal" officeooo:rsid="001206b3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8" style:family="text">
      <style:text-properties style:font-name="Liberation Serif" fo:font-size="12pt" fo:language="ru" fo:country="RU" fo:font-weight="normal" officeooo:rsid="001206b3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9" style:family="text">
      <style:text-properties style:font-name="Liberation Serif" fo:font-size="12pt" fo:language="ru" fo:country="RU" fo:font-weight="normal" officeooo:rsid="001161b6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0" style:family="text">
      <style:text-properties style:font-name="Liberation Serif" fo:font-size="12pt" fo:language="ru" fo:country="RU" fo:font-weight="normal" officeooo:rsid="0035b9d7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1" style:family="text">
      <style:text-properties style:font-name="Liberation Serif" fo:font-size="12pt" fo:language="ru" fo:country="RU" fo:font-weight="normal" officeooo:rsid="00368812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2" style:family="text">
      <style:text-properties style:font-name="Liberation Serif" fo:font-size="12pt" fo:language="en" fo:country="US" fo:font-weight="normal" officeooo:rsid="0034aa85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23" style:family="text">
      <style:text-properties style:font-name="Liberation Serif" fo:font-size="12pt" fo:language="en" fo:country="US" fo:font-weight="normal" officeooo:rsid="0017ff91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24" style:family="text">
      <style:text-properties style:font-name="Liberation Serif" fo:font-size="12pt" fo:language="en" fo:country="US" fo:font-weight="normal" officeooo:rsid="00330112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25" style:family="text">
      <style:text-properties style:font-name="Liberation Serif" fo:font-size="12pt" fo:language="en" fo:country="US" fo:font-weight="normal" officeooo:rsid="00386389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26" style:family="text">
      <style:text-properties style:font-name="Liberation Serif" fo:font-size="12pt" fo:language="en" fo:country="US" fo:font-weight="normal" officeooo:rsid="003b581d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13adeb" fo:background-color="transparent" loext:char-shading-value="0"/>
    </style:style>
    <style:style style:name="T29" style:family="text">
      <style:text-properties fo:color="#000000"/>
    </style:style>
    <style:style style:name="T30" style:family="text">
      <style:text-properties fo:color="#000000" style:font-name="Liberation Serif" fo:font-size="12pt" fo:language="ru" fo:country="RU" officeooo:rsid="0033011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1" style:family="text">
      <style:text-properties fo:color="#000000" style:font-name="Liberation Serif" fo:font-size="12pt" fo:language="ru" fo:country="RU" officeooo:rsid="003b581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2" style:family="text">
      <style:text-properties fo:color="#000000" style:font-name="Liberation Serif" fo:font-size="12pt" fo:language="en" fo:country="US" fo:font-weight="normal" officeooo:rsid="0017ff91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33" style:family="text">
      <style:text-properties fo:color="#000000" style:font-name="Liberation Serif" fo:font-size="12pt" fo:language="en" fo:country="US" fo:font-weight="normal" officeooo:rsid="00330112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34" style:family="text">
      <style:text-properties fo:color="#000000" style:font-name="Liberation Serif" fo:font-size="12pt" fo:language="en" fo:country="US" fo:font-weight="normal" officeooo:rsid="0034aa85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35" style:family="text">
      <style:text-properties fo:color="#000000" style:font-name="Liberation Serif" fo:font-size="12pt" fo:language="en" fo:country="US" fo:font-weight="normal" officeooo:rsid="00386389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36" style:family="text">
      <style:text-properties fo:color="#000000" style:font-name="Liberation Serif" fo:font-size="12pt" fo:language="en" fo:country="US" fo:font-weight="normal" officeooo:rsid="003b581d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37" style:family="text">
      <style:text-properties fo:color="#000000" officeooo:rsid="00330112"/>
    </style:style>
    <style:style style:name="T38" style:family="text">
      <style:text-properties fo:color="#000000" officeooo:rsid="0034aa85"/>
    </style:style>
    <style:style style:name="T39" style:family="text">
      <style:text-properties fo:color="#000000" officeooo:rsid="003729db"/>
    </style:style>
    <style:style style:name="T40" style:family="text">
      <style:text-properties fo:color="#000000" fo:font-weight="bold" style:font-weight-asian="bold" style:font-weight-complex="bold"/>
    </style:style>
    <style:style style:name="T41" style:family="text">
      <style:text-properties fo:color="#000000" fo:font-weight="bold" officeooo:rsid="003a6257" style:font-weight-asian="bold" style:font-weight-complex="bold"/>
    </style:style>
    <style:style style:name="T42" style:family="text">
      <style:text-properties fo:color="#000000" officeooo:rsid="0037dac8"/>
    </style:style>
    <style:style style:name="T43" style:family="text">
      <style:text-properties fo:color="#000000" officeooo:rsid="003b581d"/>
    </style:style>
    <style:style style:name="T44" style:family="text">
      <style:text-properties officeooo:rsid="00330112"/>
    </style:style>
    <style:style style:name="T45" style:family="text">
      <style:text-properties officeooo:rsid="0034aa85"/>
    </style:style>
    <style:style style:name="T46" style:family="text">
      <style:text-properties officeooo:rsid="0035b9d7"/>
    </style:style>
    <style:style style:name="T47" style:family="text">
      <style:text-properties fo:color="#b2b2b2"/>
    </style:style>
    <style:style style:name="T48" style:family="text">
      <style:text-properties fo:color="#b2b2b2" officeooo:rsid="003729db"/>
    </style:style>
    <style:style style:name="T49" style:family="text">
      <style:text-properties officeooo:rsid="003729db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3a6257" style:font-weight-asian="bold" style:font-weight-complex="bold"/>
    </style:style>
    <style:style style:name="T52" style:family="text">
      <style:text-properties officeooo:rsid="003b581d"/>
    </style:style>
    <style:style style:name="T53" style:family="text">
      <style:text-properties officeooo:rsid="003c4e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1. Возможность задавать номер релиза (версии) убрана из конфигуратора. Номер текущей верии и субверсии задается разработчиком в исходных файлах (файл tasks.cpp), при компиляции сохраняется в файле прошивки и конфигуратор извлекает эти данные из прошивки перед шифрованием. После прошивки эти данные сохраняются в памяти пультов и отображаются по запросу в меню Programmer</text:p>
      <text:p text:style-name="P3"/>
      <text:p text:style-name="P12">2. В меню Programmer добавлен новый столбец <text:s/>- Firmware name. В памяти каждого пульта теперь <text:s/>сохраняется имя прошивки, которым он был прошит и это имя по запросу отображается в новом столбце.</text:p>
      <text:p text:style-name="P3"/>
      <text:p text:style-name="P12">3. Возвращена возможность редактирования CID станции</text:p>
      <text:p text:style-name="P3"/>
      <text:p text:style-name="P12">4. Не добавляется по умолчанию функция клавиш для новых устройств</text:p>
      <text:p text:style-name="P3"/>
      <text:p text:style-name="P12">5. Для пультов с номеронабирателем (16N) убрана возможность изменить режим клавиш номеронабирателя (умолчание - telephone )</text:p>
      <text:p text:style-name="P3"/>
      <text:p text:style-name="P12">6. Начальный приоритет всех клавиш <text:s/>равен 1</text:p>
      <text:p text:style-name="P3"/>
      <text:p text:style-name="P12">7. При изменении функции клавиши автоматически устанавливается и приоритет клавиши:</text:p>
      <text:p text:style-name="P12">direct connection simplex - 1</text:p>
      <text:p text:style-name="P12">direct connection duplex <text:s text:c="2"/>- 2</text:p>
      <text:p text:style-name="P12">groupe <text:s text:c="30"/>- 3</text:p>
      <text:p text:style-name="P12">circular <text:s text:c="29"/>- 4</text:p>
      <text:p text:style-name="P12">conference <text:s text:c="24"/>- 5</text:p>
      <text:p text:style-name="P3"/>
      <text:p text:style-name="P12">8. При изменении функции клавиши автоматически устанавливается и режим клавиши:</text:p>
      <text:p text:style-name="P12">direct connection simplex <text:s text:c="2"/>- no fixation</text:p>
      <text:p text:style-name="P12">direct connection duplex <text:s text:c="4"/>- fixation</text:p>
      <text:p text:style-name="P12">groupe <text:s text:c="32"/>- fixation</text:p>
      <text:p text:style-name="P12">circular <text:s text:c="31"/>- no fixation</text:p>
      <text:p text:style-name="P12">conference <text:s text:c="26"/>- fixation</text:p>
      <text:p text:style-name="P2"/>
      <text:p text:style-name="P4">12.01.2023</text:p>
      <text:list xml:id="list2795888139" text:style-name="WWNum1">
        <text:list-item>
          <text:p text:style-name="P40">Завести и обеспечить заполнение журнала версий прошивок</text:p>
          <text:p text:style-name="P34">В исходники IPS добавлен <text:span text:style-name="T49">новый </text:span>файл <text:s/>- <text:span text:style-name="T50">versions_IPS</text:span> <text:s/>в <text:span text:style-name="T49">начале которого первые две строки содержат</text:span> текущую версию <text:s/><text:span text:style-name="T49">прошивки </text:span>в виде:</text:p>
          <text:p text:style-name="P35">IPS_VERSION = 01</text:p>
          <text:p text:style-name="P35">PATCH_VERSION = 00</text:p>
          <text:p text:style-name="P36"><text:span text:style-name="T49">Далее файл будет содержать </text:span>истори<text:span text:style-name="T49">ю</text:span> изменений прошивки <text:span text:style-name="T49">IPS.</text:span></text:p>
          <text:p text:style-name="P37"><text:span text:style-name="T10">После прошивки </text:span><text:span text:style-name="T11">номер </text:span><text:span text:style-name="T20">верси</text:span><text:span text:style-name="T21">и</text:span><text:span text:style-name="T10"> сохраня</text:span><text:span text:style-name="T20">е</text:span><text:span text:style-name="T10">тся в памяти пульт</text:span><text:span text:style-name="T20">а</text:span><text:span text:style-name="T10"> и отобража</text:span><text:span text:style-name="T20">е</text:span><text:span text:style-name="T10">тся </text:span><text:span text:style-name="T20">в Конфигураторе по</text:span><text:span text:style-name="T10"> запросу</text:span><text:span text:style-name="T20">.</text:span></text:p>
          <text:p text:style-name="P38">Из файла <text:s/>tasks.cpp версия прошивки убрана.</text:p>
          <text:p text:style-name="P39">Версия прошивки на 12.01.2023 – 01.00</text:p>
          <text:p text:style-name="P16"/>
          <text:p text:style-name="P41"><text:span text:style-name="T1">1</text:span><text:span text:style-name="T2">3</text:span><text:span text:style-name="T1">.01.2023</text:span></text:p>
        </text:list-item>
        <text:list-item>
          <text:p text:style-name="P17">Обеспечить свойства кнопок по умолчанию</text:p>
          <text:p text:style-name="P18">Установлены следующие значения приоритетов и свойств по умолчанию:</text:p>
          <text:p text:style-name="P18">Direct connection: duplex <text:tab/>5 <text:tab/>fixation</text:p>
          <text:p text:style-name="P18">Group communication <text:s text:c="2"/><text:tab/><text:tab/>3 <text:tab/>no fixation</text:p>
          <text:p text:style-name="P18">Circular bond <text:tab/><text:tab/><text:tab/>3 <text:tab/>no fixation</text:p>
          <text:p text:style-name="P18">Conference call <text:tab/><text:tab/><text:tab/>5 <text:tab/>fixation</text:p>
          <text:p text:style-name="P19"><text:soft-page-break/>Telephone communications <text:tab/>5 <text:tab/>no fixation</text:p>
          <text:p text:style-name="P19">Direct connection: simplex <text:tab/>5 <text:tab/>no fixation</text:p>
          <text:p text:style-name="P19">Hung up <text:s/><text:tab/><text:tab/><text:tab/><text:tab/>5 <text:tab/>no fixation</text:p>
          <text:p text:style-name="P19"/>
        </text:list-item>
        <text:list-item>
          <text:p text:style-name="P14"><text:s/>В исходники конфигуратора добавлен файл <text:span text:style-name="T50">versions_</text:span><text:span text:style-name="T51">c</text:span><text:span text:style-name="T50">onfigurator</text:span> в котором будет вестись история изменений <text:span text:style-name="T45">версий </text:span>конфигуратора.</text:p>
          <text:p text:style-name="P14"><text:span text:style-name="T52">В</text:span> <text:span text:style-name="T49">начале </text:span><text:span text:style-name="T13">файла</text:span><text:span text:style-name="T49"> первые </text:span><text:span text:style-name="T13">три</text:span><text:span text:style-name="T49"> строки содержат</text:span> текущую версию <text:s/><text:span text:style-name="T13">конфигуратора</text:span><text:span text:style-name="T49"> </text:span>в виде:</text:p>
          <text:p text:style-name="P14"><text:span text:style-name="T13">MAJOR</text:span>_VERSION = <text:span text:style-name="T13">01</text:span></text:p>
          <text:p text:style-name="P14"><text:span text:style-name="T13">MINOR_VERSION = 00</text:span></text:p>
          <text:p text:style-name="P14">PATCH_VERSION = 0<text:span text:style-name="T52">0</text:span></text:p>
          <text:p text:style-name="P15"><text:span text:style-name="T22">Текущая</text:span><text:span text:style-name="T23"> версия </text:span><text:span text:style-name="T22">отображается</text:span><text:span text:style-name="T23"> в основном окне программы</text:span></text:p>
          <text:p text:style-name="P15"><text:span text:style-name="T23">Версия </text:span><text:span text:style-name="T24">конфигуратора</text:span><text:span text:style-name="T23"> на 1</text:span><text:span text:style-name="T25">6</text:span><text:span text:style-name="T23">.01.2023 – </text:span><text:span text:style-name="T26">0</text:span><text:span text:style-name="T23">1.00</text:span><text:span text:style-name="T26">.00</text:span></text:p>
          <text:p text:style-name="P42"><text:span text:style-name="T1"/></text:p>
          <text:p text:style-name="P42"><text:span text:style-name="T1">1</text:span><text:span text:style-name="T3">6</text:span><text:span text:style-name="T1">.01.2023</text:span></text:p>
        </text:list-item>
        <text:list-item>
          <text:p text:style-name="P21">В столбце Programmer - &gt; Firmware name запрограммировать отображение названия актуального залитого в устройство конфигурационного файла.</text:p>
          <text:p text:style-name="P30"><text:span text:style-name="T15">В меню Programmer добавлен новый столбец <text:s/>- </text:span><text:span text:style-name="T16">Configurations</text:span><text:span text:style-name="T15"> name. В памяти каждого пульта теперь <text:s/>сохраняется имя </text:span><text:span text:style-name="T16">файла конфигурации</text:span><text:span text:style-name="T15">, </text:span><text:span text:style-name="T16">которую он содержит</text:span><text:span text:style-name="T15"> и это имя по запросу отображается в новом столбце.</text:span></text:p>
          <text:p text:style-name="P30"><text:span text:style-name="T15"/></text:p>
        </text:list-item>
        <text:list-item>
          <text:p text:style-name="P20">Исключить значение «CID» <text:s/>из поля номера устройства</text:p>
          <text:p text:style-name="P25"><text:span text:style-name="T15">Из номера устройства убрана приставка CID</text:span></text:p>
          <text:p text:style-name="P26"/>
        </text:list-item>
        <text:list-item>
          <text:p text:style-name="P22">Реализовать включение\выключение номеронаборника посредством чекбокса</text:p>
          <text:p text:style-name="P23">Добавлен чекбокс, при включении которого <text:s/>клавиши намеронабирателя <text:s/>(51 - 60) <text:s/>для устройства 16N отображаются, а при выключении <text:s/>скрываются</text:p>
          <text:p text:style-name="P28"/>
        </text:list-item>
        <text:list-item>
          <text:p text:style-name="P29">Добавлена проверка на уникальность номера устройства</text:p>
          <text:p text:style-name="P29"/>
        </text:list-item>
        <text:list-item>
          <text:p text:style-name="P29">Добавлена проверка на уникальность имени устройства</text:p>
          <text:p text:style-name="P29"/>
        </text:list-item>
        <text:list-item>
          <text:p text:style-name="P29">Добавлена проверка на уникальность IP адреса устройства</text:p>
          <text:p text:style-name="P29"/>
        </text:list-item>
        <text:list-item>
          <text:p text:style-name="P27">Устранена ошибка - если фунция клавиши выбоана <text:s/>circular или conference <text:s/>то потом нельзя вернуться на обычные функции</text:p>
          <text:p text:style-name="P27"/>
        </text:list-item>
        <text:list-item>
          <text:p text:style-name="P31"><text:span text:style-name="T19">С</text:span><text:span text:style-name="T18">ервисные функции 777* и 888* </text:span><text:span text:style-name="T19">(проверка Ватчдога) </text:span><text:span text:style-name="T18">исключены из сборки.</text:span></text:p>
          <text:p text:style-name="P27"/>
        </text:list-item>
        <text:list-item>
          <text:p text:style-name="P31"><text:span text:style-name="T14">Устранена ошибка - п</text:span><text:span text:style-name="T17">ри нажатии одновременно дух клавиш например (10-11 или 11-12 и т.д. любые сконфигурированные клавиши), то в этом случае всегда загорается индикация верхней клавиши 9.</text:span></text:p>
          <text:p text:style-name="P24"/>
        </text:list-item>
        <text:list-item>
          <text:p text:style-name="P24">Для нового устройства <text:s/>наличие пустых входов не приводят к ошибке и не подсвечиваются красным. Ошибка возникает если выбрана функция и не выбран получатель</text:p>
          <text:p text:style-name="P24"/>
        </text:list-item>
        <text:list-item>
          <text:p text:style-name="P31">Исправлен алгоритм проверки маски и шлюза</text:p>
          <text:p text:style-name="P31"><text:s/>- Ругается на неправильный формат маски только если удалить все до первой точки.</text:p>
          <text:p text:style-name="P31"><text:s/>- Шлюз начинает ругаться только на пустое окно. При значении «0» проходит проверку.</text:p>
          <text:p text:style-name="P31"/>
        </text:list-item>
        <text:list-item>
          <text:p text:style-name="P31"><text:span text:style-name="T28">Исправлен алгоритм проверки п</text:span><text:span text:style-name="T27">ол</text:span><text:span text:style-name="T28">я</text:span><text:span text:style-name="T27"> приоритета клавиши </text:span><text:span text:style-name="T28">(</text:span><text:span text:style-name="T27">не ругается на неправильные значения. <text:s/>Должно выделяться красным. </text:span><text:span text:style-name="T28">)</text:span></text:p>
          <text:p text:style-name="P33"/>
        </text:list-item>
        <text:list-item>
          <text:p text:style-name="P6"><text:soft-page-break/>Нет возможности выделить и удалить весь текст в полях для заполнения данных (<text:span text:style-name="T8">key</text:span> <text:span text:style-name="T8">function</text:span>, <text:span text:style-name="T8">station</text:span> <text:span text:style-name="T8">name</text:span> и т.д.), удаление осуществляется по одному символу нажатием клавиши <text:span text:style-name="T8">backspace</text:span>.</text:p>
          <text:p text:style-name="P5"/>
        </text:list-item>
        <text:list-item>
          <text:p text:style-name="P7">После того как было добавлено некоторое количество абонентов, например 100 и при выборе из списка, например устройство 50, абонент выбирается, но затем откатывается в начало списка. Так же, не видно последнего добавленного абонента списке, это связанно с тем, что интерфейс конфигуратора находится в не полноэкранном размере проблема указанная пункте <text:s text:c="9"/></text:p>
          <text:p text:style-name="P13"/>
        </text:list-item>
        <text:list-item>
          <text:p text:style-name="P8"><text:span text:style-name="T28">Не работает кнопка </text:span><text:span text:style-name="T9">Cancel.</text:span></text:p>
          <text:p text:style-name="P9"/>
          <text:p text:style-name="P10"/>
          <text:p text:style-name="P10"/>
        </text:list-item>
      </text:list>
      <text:p text:style-name="P1"/>
      <text:p text:style-name="List_20_Paragraph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Заголовок" style:family="paragraph" style:parent-style-name="Standard" style:next-style-name="Text_20_body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4181in" style:writing-mode="lr-tb" style:layout-grid-color="#c0c0c0" style:layout-grid-lines="46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6T15:53:00</meta:creation-date>
    <meta:initial-creator>Пользователь</meta:initial-creator>
    <dc:language>ru-RU</dc:language>
    <dc:date>2023-01-13T14:32:47.956660355</dc:date>
    <meta:editing-cycles>50</meta:editing-cycles>
    <meta:editing-duration>PT7H6M2S</meta:editing-duration>
    <meta:generator>LibreOffice/6.4.7.2$Linux_X86_64 LibreOffice_project/40$Build-2</meta:generator>
    <meta:document-statistic meta:table-count="0" meta:image-count="0" meta:object-count="0" meta:page-count="3" meta:paragraph-count="65" meta:word-count="667" meta:character-count="4855" meta:non-whitespace-character-count="40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